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7:05:4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491454" calcext:value-type="float">
            <text:p>1491454</text:p>
          </table:table-cell>
          <table:table-cell office:value-type="float" office:value="1393102" calcext:value-type="float">
            <text:p>1393102</text:p>
          </table:table-cell>
          <table:table-cell office:value-type="float" office:value="98352" calcext:value-type="float">
            <text:p>98352</text:p>
          </table:table-cell>
          <table:table-cell/>
          <table:table-cell office:value-type="float" office:value="117212" calcext:value-type="float">
            <text:p>117212</text:p>
          </table:table-cell>
          <table:table-cell office:value-type="float" office:value="113145" calcext:value-type="float">
            <text:p>113145</text:p>
          </table:table-cell>
          <table:table-cell office:value-type="float" office:value="4067" calcext:value-type="float">
            <text:p>4067</text:p>
          </table:table-cell>
          <table:table-cell/>
          <table:table-cell office:value-type="float" office:value="48458" calcext:value-type="float">
            <text:p>48458</text:p>
          </table:table-cell>
          <table:table-cell office:value-type="float" office:value="44681" calcext:value-type="float">
            <text:p>44681</text:p>
          </table:table-cell>
          <table:table-cell office:value-type="float" office:value="3777" calcext:value-type="float">
            <text:p>3777</text:p>
          </table:table-cell>
          <table:table-cell/>
          <table:table-cell table:formula="of:=[.M2]/([.E2]+[.I2]+[.M2])" office:value-type="percentage" office:value="0.0355663113488267" calcext:value-type="percentage">
            <text:p>3.5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526992" calcext:value-type="float">
            <text:p>1526992</text:p>
          </table:table-cell>
          <table:table-cell office:value-type="float" office:value="1428365" calcext:value-type="float">
            <text:p>1428365</text:p>
          </table:table-cell>
          <table:table-cell office:value-type="float" office:value="98627" calcext:value-type="float">
            <text:p>98627</text:p>
          </table:table-cell>
          <table:table-cell/>
          <table:table-cell office:value-type="float" office:value="93883" calcext:value-type="float">
            <text:p>93883</text:p>
          </table:table-cell>
          <table:table-cell office:value-type="float" office:value="90052" calcext:value-type="float">
            <text:p>90052</text:p>
          </table:table-cell>
          <table:table-cell office:value-type="float" office:value="3831" calcext:value-type="float">
            <text:p>3831</text:p>
          </table:table-cell>
          <table:table-cell/>
          <table:table-cell office:value-type="float" office:value="43561" calcext:value-type="float">
            <text:p>43561</text:p>
          </table:table-cell>
          <table:table-cell office:value-type="float" office:value="39812" calcext:value-type="float">
            <text:p>39812</text:p>
          </table:table-cell>
          <table:table-cell office:value-type="float" office:value="3749" calcext:value-type="float">
            <text:p>3749</text:p>
          </table:table-cell>
          <table:table-cell/>
          <table:table-cell table:formula="of:=[.M3]/([.E3]+[.I3]+[.M3])" office:value-type="percentage" office:value="0.0352989915918913" calcext:value-type="percentage">
            <text:p>3.53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318326" calcext:value-type="float">
            <text:p>1318326</text:p>
          </table:table-cell>
          <table:table-cell office:value-type="float" office:value="1233877" calcext:value-type="float">
            <text:p>1233877</text:p>
          </table:table-cell>
          <table:table-cell office:value-type="float" office:value="84449" calcext:value-type="float">
            <text:p>84449</text:p>
          </table:table-cell>
          <table:table-cell/>
          <table:table-cell office:value-type="float" office:value="145379" calcext:value-type="float">
            <text:p>145379</text:p>
          </table:table-cell>
          <table:table-cell office:value-type="float" office:value="130680" calcext:value-type="float">
            <text:p>130680</text:p>
          </table:table-cell>
          <table:table-cell office:value-type="float" office:value="14699" calcext:value-type="float">
            <text:p>14699</text:p>
          </table:table-cell>
          <table:table-cell/>
          <table:table-cell office:value-type="float" office:value="144701" calcext:value-type="float">
            <text:p>144701</text:p>
          </table:table-cell>
          <table:table-cell office:value-type="float" office:value="137564" calcext:value-type="float">
            <text:p>137564</text:p>
          </table:table-cell>
          <table:table-cell office:value-type="float" office:value="7137" calcext:value-type="float">
            <text:p>7137</text:p>
          </table:table-cell>
          <table:table-cell/>
          <table:table-cell table:formula="of:=[.M4]/([.E4]+[.I4]+[.M4])" office:value-type="percentage" office:value="0.0671496448228819" calcext:value-type="percentage">
            <text:p>6.71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387392" calcext:value-type="float">
            <text:p>1387392</text:p>
          </table:table-cell>
          <table:table-cell office:value-type="float" office:value="1297567" calcext:value-type="float">
            <text:p>1297567</text:p>
          </table:table-cell>
          <table:table-cell office:value-type="float" office:value="89825" calcext:value-type="float">
            <text:p>89825</text:p>
          </table:table-cell>
          <table:table-cell/>
          <table:table-cell office:value-type="float" office:value="178482" calcext:value-type="float">
            <text:p>178482</text:p>
          </table:table-cell>
          <table:table-cell office:value-type="float" office:value="168221" calcext:value-type="float">
            <text:p>168221</text:p>
          </table:table-cell>
          <table:table-cell office:value-type="float" office:value="10261" calcext:value-type="float">
            <text:p>10261</text:p>
          </table:table-cell>
          <table:table-cell/>
          <table:table-cell office:value-type="float" office:value="77258" calcext:value-type="float">
            <text:p>77258</text:p>
          </table:table-cell>
          <table:table-cell office:value-type="float" office:value="70964" calcext:value-type="float">
            <text:p>70964</text:p>
          </table:table-cell>
          <table:table-cell office:value-type="float" office:value="6294" calcext:value-type="float">
            <text:p>6294</text:p>
          </table:table-cell>
          <table:table-cell/>
          <table:table-cell table:formula="of:=[.M5]/([.E5]+[.I5]+[.M5])" office:value-type="percentage" office:value="0.0591652566271856" calcext:value-type="percentage">
            <text:p>5.9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532527" calcext:value-type="float">
            <text:p>1532527</text:p>
          </table:table-cell>
          <table:table-cell office:value-type="float" office:value="1433555" calcext:value-type="float">
            <text:p>1433555</text:p>
          </table:table-cell>
          <table:table-cell office:value-type="float" office:value="98972" calcext:value-type="float">
            <text:p>98972</text:p>
          </table:table-cell>
          <table:table-cell/>
          <table:table-cell office:value-type="float" office:value="90145" calcext:value-type="float">
            <text:p>90145</text:p>
          </table:table-cell>
          <table:table-cell office:value-type="float" office:value="86493" calcext:value-type="float">
            <text:p>86493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42385" calcext:value-type="float">
            <text:p>42385</text:p>
          </table:table-cell>
          <table:table-cell office:value-type="float" office:value="38731" calcext:value-type="float">
            <text:p>38731</text:p>
          </table:table-cell>
          <table:table-cell office:value-type="float" office:value="3654" calcext:value-type="float">
            <text:p>3654</text:p>
          </table:table-cell>
          <table:table-cell/>
          <table:table-cell table:formula="of:=[.M6]/([.E6]+[.I6]+[.M6])" office:value-type="percentage" office:value="0.034381527691526" calcext:value-type="percentage">
            <text:p>3.44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405335" calcext:value-type="float">
            <text:p>1405335</text:p>
          </table:table-cell>
          <table:table-cell office:value-type="float" office:value="1315277" calcext:value-type="float">
            <text:p>1315277</text:p>
          </table:table-cell>
          <table:table-cell office:value-type="float" office:value="90058" calcext:value-type="float">
            <text:p>90058</text:p>
          </table:table-cell>
          <table:table-cell/>
          <table:table-cell office:value-type="float" office:value="112753" calcext:value-type="float">
            <text:p>112753</text:p>
          </table:table-cell>
          <table:table-cell office:value-type="float" office:value="108728" calcext:value-type="float">
            <text:p>108728</text:p>
          </table:table-cell>
          <table:table-cell office:value-type="float" office:value="4025" calcext:value-type="float">
            <text:p>4025</text:p>
          </table:table-cell>
          <table:table-cell/>
          <table:table-cell office:value-type="float" office:value="121758" calcext:value-type="float">
            <text:p>121758</text:p>
          </table:table-cell>
          <table:table-cell office:value-type="float" office:value="109472" calcext:value-type="float">
            <text:p>109472</text:p>
          </table:table-cell>
          <table:table-cell office:value-type="float" office:value="12286" calcext:value-type="float">
            <text:p>12286</text:p>
          </table:table-cell>
          <table:table-cell/>
          <table:table-cell table:formula="of:=[.M7]/([.E7]+[.I7]+[.M7])" office:value-type="percentage" office:value="0.11550357717004" calcext:value-type="percentage">
            <text:p>11.5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308494" calcext:value-type="float">
            <text:p>1308494</text:p>
          </table:table-cell>
          <table:table-cell office:value-type="float" office:value="1220529" calcext:value-type="float">
            <text:p>1220529</text:p>
          </table:table-cell>
          <table:table-cell office:value-type="float" office:value="87965" calcext:value-type="float">
            <text:p>87965</text:p>
          </table:table-cell>
          <table:table-cell/>
          <table:table-cell office:value-type="float" office:value="153619" calcext:value-type="float">
            <text:p>153619</text:p>
          </table:table-cell>
          <table:table-cell office:value-type="float" office:value="147447" calcext:value-type="float">
            <text:p>147447</text:p>
          </table:table-cell>
          <table:table-cell office:value-type="float" office:value="6172" calcext:value-type="float">
            <text:p>6172</text:p>
          </table:table-cell>
          <table:table-cell/>
          <table:table-cell office:value-type="float" office:value="149451" calcext:value-type="float">
            <text:p>149451</text:p>
          </table:table-cell>
          <table:table-cell office:value-type="float" office:value="137367" calcext:value-type="float">
            <text:p>137367</text:p>
          </table:table-cell>
          <table:table-cell office:value-type="float" office:value="12084" calcext:value-type="float">
            <text:p>12084</text:p>
          </table:table-cell>
          <table:table-cell/>
          <table:table-cell table:formula="of:=[.M8]/([.E8]+[.I8]+[.M8])" office:value-type="percentage" office:value="0.113762815262519" calcext:value-type="percentage">
            <text:p>11.38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06655" calcext:value-type="float">
            <text:p>1306655</text:p>
          </table:table-cell>
          <table:table-cell office:value-type="float" office:value="1222369" calcext:value-type="float">
            <text:p>1222369</text:p>
          </table:table-cell>
          <table:table-cell office:value-type="float" office:value="84286" calcext:value-type="float">
            <text:p>84286</text:p>
          </table:table-cell>
          <table:table-cell/>
          <table:table-cell office:value-type="float" office:value="139075" calcext:value-type="float">
            <text:p>139075</text:p>
          </table:table-cell>
          <table:table-cell office:value-type="float" office:value="129474" calcext:value-type="float">
            <text:p>129474</text:p>
          </table:table-cell>
          <table:table-cell office:value-type="float" office:value="9601" calcext:value-type="float">
            <text:p>9601</text:p>
          </table:table-cell>
          <table:table-cell/>
          <table:table-cell office:value-type="float" office:value="161871" calcext:value-type="float">
            <text:p>161871</text:p>
          </table:table-cell>
          <table:table-cell office:value-type="float" office:value="149619" calcext:value-type="float">
            <text:p>149619</text:p>
          </table:table-cell>
          <table:table-cell office:value-type="float" office:value="12252" calcext:value-type="float">
            <text:p>12252</text:p>
          </table:table-cell>
          <table:table-cell/>
          <table:table-cell table:formula="of:=[.M9]/([.E9]+[.I9]+[.M9])" office:value-type="percentage" office:value="0.115433535269788" calcext:value-type="percentage">
            <text:p>11.54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419661" calcext:value-type="float">
            <text:p>1419661</text:p>
          </table:table-cell>
          <table:table-cell office:value-type="float" office:value="1328633" calcext:value-type="float">
            <text:p>1328633</text:p>
          </table:table-cell>
          <table:table-cell office:value-type="float" office:value="91028" calcext:value-type="float">
            <text:p>91028</text:p>
          </table:table-cell>
          <table:table-cell/>
          <table:table-cell office:value-type="float" office:value="101879" calcext:value-type="float">
            <text:p>101879</text:p>
          </table:table-cell>
          <table:table-cell office:value-type="float" office:value="98368" calcext:value-type="float">
            <text:p>98368</text:p>
          </table:table-cell>
          <table:table-cell office:value-type="float" office:value="3511" calcext:value-type="float">
            <text:p>3511</text:p>
          </table:table-cell>
          <table:table-cell/>
          <table:table-cell office:value-type="float" office:value="121549" calcext:value-type="float">
            <text:p>121549</text:p>
          </table:table-cell>
          <table:table-cell office:value-type="float" office:value="109830" calcext:value-type="float">
            <text:p>109830</text:p>
          </table:table-cell>
          <table:table-cell office:value-type="float" office:value="11719" calcext:value-type="float">
            <text:p>11719</text:p>
          </table:table-cell>
          <table:table-cell/>
          <table:table-cell table:formula="of:=[.M10]/([.E10]+[.I10]+[.M10])" office:value-type="percentage" office:value="0.110288166538049" calcext:value-type="percentage">
            <text:p>11.03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369159" calcext:value-type="float">
            <text:p>1369159</text:p>
          </table:table-cell>
          <table:table-cell office:value-type="float" office:value="1279622" calcext:value-type="float">
            <text:p>1279622</text:p>
          </table:table-cell>
          <table:table-cell office:value-type="float" office:value="89537" calcext:value-type="float">
            <text:p>89537</text:p>
          </table:table-cell>
          <table:table-cell/>
          <table:table-cell office:value-type="float" office:value="190798" calcext:value-type="float">
            <text:p>190798</text:p>
          </table:table-cell>
          <table:table-cell office:value-type="float" office:value="181183" calcext:value-type="float">
            <text:p>181183</text:p>
          </table:table-cell>
          <table:table-cell office:value-type="float" office:value="9615" calcext:value-type="float">
            <text:p>9615</text:p>
          </table:table-cell>
          <table:table-cell/>
          <table:table-cell office:value-type="float" office:value="80150" calcext:value-type="float">
            <text:p>80150</text:p>
          </table:table-cell>
          <table:table-cell office:value-type="float" office:value="73031" calcext:value-type="float">
            <text:p>73031</text:p>
          </table:table-cell>
          <table:table-cell office:value-type="float" office:value="7119" calcext:value-type="float">
            <text:p>7119</text:p>
          </table:table-cell>
          <table:table-cell/>
          <table:table-cell table:formula="of:=[.M11]/([.E11]+[.I11]+[.M11])" office:value-type="percentage" office:value="0.0669891127400702" calcext:value-type="percentage">
            <text:p>6.7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295766" calcext:value-type="float">
            <text:p>1295766</text:p>
          </table:table-cell>
          <table:table-cell office:value-type="float" office:value="1206875" calcext:value-type="float">
            <text:p>1206875</text:p>
          </table:table-cell>
          <table:table-cell office:value-type="float" office:value="88891" calcext:value-type="float">
            <text:p>88891</text:p>
          </table:table-cell>
          <table:table-cell/>
          <table:table-cell office:value-type="float" office:value="168264" calcext:value-type="float">
            <text:p>168264</text:p>
          </table:table-cell>
          <table:table-cell office:value-type="float" office:value="163764" calcext:value-type="float">
            <text:p>163764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146509" calcext:value-type="float">
            <text:p>146509</text:p>
          </table:table-cell>
          <table:table-cell office:value-type="float" office:value="133751" calcext:value-type="float">
            <text:p>133751</text:p>
          </table:table-cell>
          <table:table-cell office:value-type="float" office:value="12758" calcext:value-type="float">
            <text:p>12758</text:p>
          </table:table-cell>
          <table:table-cell/>
          <table:table-cell table:formula="of:=[.M12]/([.E12]+[.I12]+[.M12])" office:value-type="percentage" office:value="0.12018954488502" calcext:value-type="percentage">
            <text:p>12.02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486052" calcext:value-type="float">
            <text:p>1486052</text:p>
          </table:table-cell>
          <table:table-cell office:value-type="float" office:value="1387720" calcext:value-type="float">
            <text:p>1387720</text:p>
          </table:table-cell>
          <table:table-cell office:value-type="float" office:value="98332" calcext:value-type="float">
            <text:p>98332</text:p>
          </table:table-cell>
          <table:table-cell/>
          <table:table-cell office:value-type="float" office:value="129770" calcext:value-type="float">
            <text:p>129770</text:p>
          </table:table-cell>
          <table:table-cell office:value-type="float" office:value="125633" calcext:value-type="float">
            <text:p>125633</text:p>
          </table:table-cell>
          <table:table-cell office:value-type="float" office:value="4137" calcext:value-type="float">
            <text:p>4137</text:p>
          </table:table-cell>
          <table:table-cell/>
          <table:table-cell office:value-type="float" office:value="46846" calcext:value-type="float">
            <text:p>46846</text:p>
          </table:table-cell>
          <table:table-cell office:value-type="float" office:value="43049" calcext:value-type="float">
            <text:p>43049</text:p>
          </table:table-cell>
          <table:table-cell office:value-type="float" office:value="3797" calcext:value-type="float">
            <text:p>3797</text:p>
          </table:table-cell>
          <table:table-cell/>
          <table:table-cell table:formula="of:=[.M13]/([.E13]+[.I13]+[.M13])" office:value-type="percentage" office:value="0.0357310899064611" calcext:value-type="percentage">
            <text:p>3.57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519585" calcext:value-type="float">
            <text:p>1519585</text:p>
          </table:table-cell>
          <table:table-cell office:value-type="float" office:value="1421042" calcext:value-type="float">
            <text:p>1421042</text:p>
          </table:table-cell>
          <table:table-cell office:value-type="float" office:value="98543" calcext:value-type="float">
            <text:p>98543</text:p>
          </table:table-cell>
          <table:table-cell/>
          <table:table-cell office:value-type="float" office:value="97722" calcext:value-type="float">
            <text:p>97722</text:p>
          </table:table-cell>
          <table:table-cell office:value-type="float" office:value="93835" calcext:value-type="float">
            <text:p>93835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float" office:value="44173" calcext:value-type="float">
            <text:p>44173</text:p>
          </table:table-cell>
          <table:table-cell office:value-type="float" office:value="40406" calcext:value-type="float">
            <text:p>40406</text:p>
          </table:table-cell>
          <table:table-cell office:value-type="float" office:value="3767" calcext:value-type="float">
            <text:p>3767</text:p>
          </table:table-cell>
          <table:table-cell/>
          <table:table-cell table:formula="of:=[.M14]/([.E14]+[.I14]+[.M14])" office:value-type="percentage" office:value="0.0354718118214262" calcext:value-type="percentage">
            <text:p>3.55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269059" calcext:value-type="float">
            <text:p>1269059</text:p>
          </table:table-cell>
          <table:table-cell office:value-type="float" office:value="1187930" calcext:value-type="float">
            <text:p>1187930</text:p>
          </table:table-cell>
          <table:table-cell office:value-type="float" office:value="81129" calcext:value-type="float">
            <text:p>81129</text:p>
          </table:table-cell>
          <table:table-cell/>
          <table:table-cell office:value-type="float" office:value="173565" calcext:value-type="float">
            <text:p>173565</text:p>
          </table:table-cell>
          <table:table-cell office:value-type="float" office:value="163212" calcext:value-type="float">
            <text:p>163212</text:p>
          </table:table-cell>
          <table:table-cell office:value-type="float" office:value="10353" calcext:value-type="float">
            <text:p>10353</text:p>
          </table:table-cell>
          <table:table-cell/>
          <table:table-cell office:value-type="float" office:value="167924" calcext:value-type="float">
            <text:p>167924</text:p>
          </table:table-cell>
          <table:table-cell office:value-type="float" office:value="153235" calcext:value-type="float">
            <text:p>153235</text:p>
          </table:table-cell>
          <table:table-cell office:value-type="float" office:value="14689" calcext:value-type="float">
            <text:p>14689</text:p>
          </table:table-cell>
          <table:table-cell/>
          <table:table-cell table:formula="of:=[.M15]/([.E15]+[.I15]+[.M15])" office:value-type="percentage" office:value="0.138352280754632" calcext:value-type="percentage">
            <text:p>13.84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318969" calcext:value-type="float">
            <text:p>1318969</text:p>
          </table:table-cell>
          <table:table-cell office:value-type="float" office:value="1237038" calcext:value-type="float">
            <text:p>1237038</text:p>
          </table:table-cell>
          <table:table-cell office:value-type="float" office:value="81931" calcext:value-type="float">
            <text:p>81931</text:p>
          </table:table-cell>
          <table:table-cell/>
          <table:table-cell office:value-type="float" office:value="175087" calcext:value-type="float">
            <text:p>175087</text:p>
          </table:table-cell>
          <table:table-cell office:value-type="float" office:value="163375" calcext:value-type="float">
            <text:p>163375</text:p>
          </table:table-cell>
          <table:table-cell office:value-type="float" office:value="11712" calcext:value-type="float">
            <text:p>11712</text:p>
          </table:table-cell>
          <table:table-cell/>
          <table:table-cell office:value-type="float" office:value="136061" calcext:value-type="float">
            <text:p>136061</text:p>
          </table:table-cell>
          <table:table-cell office:value-type="float" office:value="123346" calcext:value-type="float">
            <text:p>123346</text:p>
          </table:table-cell>
          <table:table-cell office:value-type="float" office:value="12715" calcext:value-type="float">
            <text:p>12715</text:p>
          </table:table-cell>
          <table:table-cell/>
          <table:table-cell table:formula="of:=[.M16]/([.E16]+[.I16]+[.M16])" office:value-type="percentage" office:value="0.119549070121665" calcext:value-type="percentage">
            <text:p>11.95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403683" calcext:value-type="float">
            <text:p>1403683</text:p>
          </table:table-cell>
          <table:table-cell office:value-type="float" office:value="1312545" calcext:value-type="float">
            <text:p>1312545</text:p>
          </table:table-cell>
          <table:table-cell office:value-type="float" office:value="91138" calcext:value-type="float">
            <text:p>91138</text:p>
          </table:table-cell>
          <table:table-cell/>
          <table:table-cell office:value-type="float" office:value="134119" calcext:value-type="float">
            <text:p>134119</text:p>
          </table:table-cell>
          <table:table-cell office:value-type="float" office:value="124568" calcext:value-type="float">
            <text:p>124568</text:p>
          </table:table-cell>
          <table:table-cell office:value-type="float" office:value="9551" calcext:value-type="float">
            <text:p>9551</text:p>
          </table:table-cell>
          <table:table-cell/>
          <table:table-cell office:value-type="float" office:value="92371" calcext:value-type="float">
            <text:p>92371</text:p>
          </table:table-cell>
          <table:table-cell office:value-type="float" office:value="86787" calcext:value-type="float">
            <text:p>86787</text:p>
          </table:table-cell>
          <table:table-cell office:value-type="float" office:value="5584" calcext:value-type="float">
            <text:p>5584</text:p>
          </table:table-cell>
          <table:table-cell/>
          <table:table-cell table:formula="of:=[.M17]/([.E17]+[.I17]+[.M17])" office:value-type="percentage" office:value="0.0525439199043972" calcext:value-type="percentage">
            <text:p>5.25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13719" calcext:value-type="float">
            <text:p>1513719</text:p>
          </table:table-cell>
          <table:table-cell office:value-type="float" office:value="1415641" calcext:value-type="float">
            <text:p>1415641</text:p>
          </table:table-cell>
          <table:table-cell office:value-type="float" office:value="98078" calcext:value-type="float">
            <text:p>98078</text:p>
          </table:table-cell>
          <table:table-cell/>
          <table:table-cell office:value-type="float" office:value="103208" calcext:value-type="float">
            <text:p>103208</text:p>
          </table:table-cell>
          <table:table-cell office:value-type="float" office:value="99155" calcext:value-type="float">
            <text:p>99155</text:p>
          </table:table-cell>
          <table:table-cell office:value-type="float" office:value="4053" calcext:value-type="float">
            <text:p>4053</text:p>
          </table:table-cell>
          <table:table-cell/>
          <table:table-cell office:value-type="float" office:value="47298" calcext:value-type="float">
            <text:p>47298</text:p>
          </table:table-cell>
          <table:table-cell office:value-type="float" office:value="43245" calcext:value-type="float">
            <text:p>43245</text:p>
          </table:table-cell>
          <table:table-cell office:value-type="float" office:value="4053" calcext:value-type="float">
            <text:p>4053</text:p>
          </table:table-cell>
          <table:table-cell/>
          <table:table-cell table:formula="of:=[.M18]/([.E18]+[.I18]+[.M18])" office:value-type="percentage" office:value="0.0381695924056355" calcext:value-type="percentage">
            <text:p>3.82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381592" calcext:value-type="float">
            <text:p>1381592</text:p>
          </table:table-cell>
          <table:table-cell office:value-type="float" office:value="1293250" calcext:value-type="float">
            <text:p>1293250</text:p>
          </table:table-cell>
          <table:table-cell office:value-type="float" office:value="88342" calcext:value-type="float">
            <text:p>88342</text:p>
          </table:table-cell>
          <table:table-cell/>
          <table:table-cell office:value-type="float" office:value="155974" calcext:value-type="float">
            <text:p>155974</text:p>
          </table:table-cell>
          <table:table-cell office:value-type="float" office:value="144350" calcext:value-type="float">
            <text:p>144350</text:p>
          </table:table-cell>
          <table:table-cell office:value-type="float" office:value="11624" calcext:value-type="float">
            <text:p>11624</text:p>
          </table:table-cell>
          <table:table-cell/>
          <table:table-cell office:value-type="float" office:value="96052" calcext:value-type="float">
            <text:p>96052</text:p>
          </table:table-cell>
          <table:table-cell office:value-type="float" office:value="89828" calcext:value-type="float">
            <text:p>89828</text:p>
          </table:table-cell>
          <table:table-cell office:value-type="float" office:value="6224" calcext:value-type="float">
            <text:p>6224</text:p>
          </table:table-cell>
          <table:table-cell/>
          <table:table-cell table:formula="of:=[.M19]/([.E19]+[.I19]+[.M19])" office:value-type="percentage" office:value="0.0586119220265562" calcext:value-type="percentage">
            <text:p>5.86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454755" calcext:value-type="float">
            <text:p>1454755</text:p>
          </table:table-cell>
          <table:table-cell office:value-type="float" office:value="1360286" calcext:value-type="float">
            <text:p>1360286</text:p>
          </table:table-cell>
          <table:table-cell office:value-type="float" office:value="94469" calcext:value-type="float">
            <text:p>94469</text:p>
          </table:table-cell>
          <table:table-cell/>
          <table:table-cell office:value-type="float" office:value="161210" calcext:value-type="float">
            <text:p>161210</text:p>
          </table:table-cell>
          <table:table-cell office:value-type="float" office:value="153758" calcext:value-type="float">
            <text:p>153758</text:p>
          </table:table-cell>
          <table:table-cell office:value-type="float" office:value="7452" calcext:value-type="float">
            <text:p>7452</text:p>
          </table:table-cell>
          <table:table-cell/>
          <table:table-cell office:value-type="float" office:value="48691" calcext:value-type="float">
            <text:p>48691</text:p>
          </table:table-cell>
          <table:table-cell office:value-type="float" office:value="44472" calcext:value-type="float">
            <text:p>44472</text:p>
          </table:table-cell>
          <table:table-cell office:value-type="float" office:value="4219" calcext:value-type="float">
            <text:p>4219</text:p>
          </table:table-cell>
          <table:table-cell/>
          <table:table-cell table:formula="of:=[.M20]/([.E20]+[.I20]+[.M20])" office:value-type="percentage" office:value="0.0397493876012813" calcext:value-type="percentage">
            <text:p>3.97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37347" calcext:value-type="float">
            <text:p>1537347</text:p>
          </table:table-cell>
          <table:table-cell office:value-type="float" office:value="1438693" calcext:value-type="float">
            <text:p>1438693</text:p>
          </table:table-cell>
          <table:table-cell office:value-type="float" office:value="98654" calcext:value-type="float">
            <text:p>98654</text:p>
          </table:table-cell>
          <table:table-cell/>
          <table:table-cell office:value-type="float" office:value="83517" calcext:value-type="float">
            <text:p>83517</text:p>
          </table:table-cell>
          <table:table-cell office:value-type="float" office:value="79473" calcext:value-type="float">
            <text:p>79473</text:p>
          </table:table-cell>
          <table:table-cell office:value-type="float" office:value="4044" calcext:value-type="float">
            <text:p>4044</text:p>
          </table:table-cell>
          <table:table-cell/>
          <table:table-cell office:value-type="float" office:value="40353" calcext:value-type="float">
            <text:p>40353</text:p>
          </table:table-cell>
          <table:table-cell office:value-type="float" office:value="36792" calcext:value-type="float">
            <text:p>36792</text:p>
          </table:table-cell>
          <table:table-cell office:value-type="float" office:value="3561" calcext:value-type="float">
            <text:p>3561</text:p>
          </table:table-cell>
          <table:table-cell/>
          <table:table-cell table:formula="of:=[.M21]/([.E21]+[.I21]+[.M21])" office:value-type="percentage" office:value="0.0335124554155413" calcext:value-type="percentage">
            <text:p>3.35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24929" calcext:value-type="float">
            <text:p>524929</text:p>
          </table:table-cell>
          <table:table-cell office:value-type="float" office:value="426283" calcext:value-type="float">
            <text:p>426283</text:p>
          </table:table-cell>
          <table:table-cell office:value-type="float" office:value="98646" calcext:value-type="float">
            <text:p>98646</text:p>
          </table:table-cell>
          <table:table-cell/>
          <table:table-cell office:value-type="float" office:value="19093" calcext:value-type="float">
            <text:p>19093</text:p>
          </table:table-cell>
          <table:table-cell office:value-type="float" office:value="15119" calcext:value-type="float">
            <text:p>15119</text:p>
          </table:table-cell>
          <table:table-cell office:value-type="float" office:value="3974" calcext:value-type="float">
            <text:p>3974</text:p>
          </table:table-cell>
          <table:table-cell/>
          <table:table-cell office:value-type="float" office:value="16074" calcext:value-type="float">
            <text:p>16074</text:p>
          </table:table-cell>
          <table:table-cell office:value-type="float" office:value="12503" calcext:value-type="float">
            <text:p>12503</text:p>
          </table:table-cell>
          <table:table-cell office:value-type="float" office:value="3571" calcext:value-type="float">
            <text:p>3571</text:p>
          </table:table-cell>
          <table:table-cell/>
          <table:table-cell table:formula="of:=[.M22]/([.E22]+[.I22]+[.M22])" office:value-type="percentage" office:value="0.0336280852426288" calcext:value-type="percentage">
            <text:p>3.3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179867" calcext:value-type="float">
            <text:p>1179867</text:p>
          </table:table-cell>
          <table:table-cell office:value-type="float" office:value="1101626" calcext:value-type="float">
            <text:p>1101626</text:p>
          </table:table-cell>
          <table:table-cell office:value-type="float" office:value="78241" calcext:value-type="float">
            <text:p>78241</text:p>
          </table:table-cell>
          <table:table-cell/>
          <table:table-cell office:value-type="float" office:value="209643" calcext:value-type="float">
            <text:p>209643</text:p>
          </table:table-cell>
          <table:table-cell office:value-type="float" office:value="194512" calcext:value-type="float">
            <text:p>194512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float" office:value="196101" calcext:value-type="float">
            <text:p>196101</text:p>
          </table:table-cell>
          <table:table-cell office:value-type="float" office:value="183204" calcext:value-type="float">
            <text:p>183204</text:p>
          </table:table-cell>
          <table:table-cell office:value-type="float" office:value="12897" calcext:value-type="float">
            <text:p>12897</text:p>
          </table:table-cell>
          <table:table-cell/>
          <table:table-cell table:formula="of:=[.M23]/([.E23]+[.I23]+[.M23])" office:value-type="percentage" office:value="0.121361827061514" calcext:value-type="percentage">
            <text:p>12.1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521277" calcext:value-type="float">
            <text:p>1521277</text:p>
          </table:table-cell>
          <table:table-cell office:value-type="float" office:value="1422430" calcext:value-type="float">
            <text:p>1422430</text:p>
          </table:table-cell>
          <table:table-cell office:value-type="float" office:value="98847" calcext:value-type="float">
            <text:p>98847</text:p>
          </table:table-cell>
          <table:table-cell/>
          <table:table-cell office:value-type="float" office:value="92766" calcext:value-type="float">
            <text:p>92766</text:p>
          </table:table-cell>
          <table:table-cell office:value-type="float" office:value="88953" calcext:value-type="float">
            <text:p>88953</text:p>
          </table:table-cell>
          <table:table-cell office:value-type="float" office:value="3813" calcext:value-type="float">
            <text:p>3813</text:p>
          </table:table-cell>
          <table:table-cell/>
          <table:table-cell office:value-type="float" office:value="43231" calcext:value-type="float">
            <text:p>43231</text:p>
          </table:table-cell>
          <table:table-cell office:value-type="float" office:value="39609" calcext:value-type="float">
            <text:p>39609</text:p>
          </table:table-cell>
          <table:table-cell office:value-type="float" office:value="3622" calcext:value-type="float">
            <text:p>3622</text:p>
          </table:table-cell>
          <table:table-cell/>
          <table:table-cell table:formula="of:=[.M24]/([.E24]+[.I24]+[.M24])" office:value-type="percentage" office:value="0.0340791479272125" calcext:value-type="percentage">
            <text:p>3.41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505000" calcext:value-type="float">
            <text:p>1505000</text:p>
          </table:table-cell>
          <table:table-cell office:value-type="float" office:value="1406370" calcext:value-type="float">
            <text:p>1406370</text:p>
          </table:table-cell>
          <table:table-cell office:value-type="float" office:value="98630" calcext:value-type="float">
            <text:p>98630</text:p>
          </table:table-cell>
          <table:table-cell/>
          <table:table-cell office:value-type="float" office:value="106852" calcext:value-type="float">
            <text:p>106852</text:p>
          </table:table-cell>
          <table:table-cell office:value-type="float" office:value="102642" calcext:value-type="float">
            <text:p>102642</text:p>
          </table:table-cell>
          <table:table-cell office:value-type="float" office:value="4210" calcext:value-type="float">
            <text:p>4210</text:p>
          </table:table-cell>
          <table:table-cell/>
          <table:table-cell office:value-type="float" office:value="42755" calcext:value-type="float">
            <text:p>42755</text:p>
          </table:table-cell>
          <table:table-cell office:value-type="float" office:value="39351" calcext:value-type="float">
            <text:p>39351</text:p>
          </table:table-cell>
          <table:table-cell office:value-type="float" office:value="3404" calcext:value-type="float">
            <text:p>3404</text:p>
          </table:table-cell>
          <table:table-cell/>
          <table:table-cell table:formula="of:=[.M25]/([.E25]+[.I25]+[.M25])" office:value-type="percentage" office:value="0.0320394563457701" calcext:value-type="percentage">
            <text:p>3.20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27509" calcext:value-type="float">
            <text:p>1527509</text:p>
          </table:table-cell>
          <table:table-cell office:value-type="float" office:value="1428441" calcext:value-type="float">
            <text:p>1428441</text:p>
          </table:table-cell>
          <table:table-cell office:value-type="float" office:value="99068" calcext:value-type="float">
            <text:p>99068</text:p>
          </table:table-cell>
          <table:table-cell/>
          <table:table-cell office:value-type="float" office:value="93803" calcext:value-type="float">
            <text:p>93803</text:p>
          </table:table-cell>
          <table:table-cell office:value-type="float" office:value="90148" calcext:value-type="float">
            <text:p>90148</text:p>
          </table:table-cell>
          <table:table-cell office:value-type="float" office:value="3655" calcext:value-type="float">
            <text:p>3655</text:p>
          </table:table-cell>
          <table:table-cell/>
          <table:table-cell office:value-type="float" office:value="43147" calcext:value-type="float">
            <text:p>43147</text:p>
          </table:table-cell>
          <table:table-cell office:value-type="float" office:value="39561" calcext:value-type="float">
            <text:p>39561</text:p>
          </table:table-cell>
          <table:table-cell office:value-type="float" office:value="3586" calcext:value-type="float">
            <text:p>3586</text:p>
          </table:table-cell>
          <table:table-cell/>
          <table:table-cell table:formula="of:=[.M26]/([.E26]+[.I26]+[.M26])" office:value-type="percentage" office:value="0.0337318571334506" calcext:value-type="percentage">
            <text:p>3.37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496897" calcext:value-type="float">
            <text:p>1496897</text:p>
          </table:table-cell>
          <table:table-cell office:value-type="float" office:value="1398693" calcext:value-type="float">
            <text:p>1398693</text:p>
          </table:table-cell>
          <table:table-cell office:value-type="float" office:value="98204" calcext:value-type="float">
            <text:p>98204</text:p>
          </table:table-cell>
          <table:table-cell/>
          <table:table-cell office:value-type="float" office:value="112827" calcext:value-type="float">
            <text:p>112827</text:p>
          </table:table-cell>
          <table:table-cell office:value-type="float" office:value="108572" calcext:value-type="float">
            <text:p>108572</text:p>
          </table:table-cell>
          <table:table-cell office:value-type="float" office:value="4255" calcext:value-type="float">
            <text:p>4255</text:p>
          </table:table-cell>
          <table:table-cell/>
          <table:table-cell office:value-type="float" office:value="46765" calcext:value-type="float">
            <text:p>46765</text:p>
          </table:table-cell>
          <table:table-cell office:value-type="float" office:value="42984" calcext:value-type="float">
            <text:p>42984</text:p>
          </table:table-cell>
          <table:table-cell office:value-type="float" office:value="3781" calcext:value-type="float">
            <text:p>3781</text:p>
          </table:table-cell>
          <table:table-cell/>
          <table:table-cell table:formula="of:=[.M27]/([.E27]+[.I27]+[.M27])" office:value-type="percentage" office:value="0.0355892319277108" calcext:value-type="percentage">
            <text:p>3.56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288063" calcext:value-type="float">
            <text:p>1288063</text:p>
          </table:table-cell>
          <table:table-cell office:value-type="float" office:value="1199191" calcext:value-type="float">
            <text:p>1199191</text:p>
          </table:table-cell>
          <table:table-cell office:value-type="float" office:value="88872" calcext:value-type="float">
            <text:p>88872</text:p>
          </table:table-cell>
          <table:table-cell/>
          <table:table-cell office:value-type="float" office:value="182279" calcext:value-type="float">
            <text:p>182279</text:p>
          </table:table-cell>
          <table:table-cell office:value-type="float" office:value="176747" calcext:value-type="float">
            <text:p>176747</text:p>
          </table:table-cell>
          <table:table-cell office:value-type="float" office:value="5532" calcext:value-type="float">
            <text:p>5532</text:p>
          </table:table-cell>
          <table:table-cell/>
          <table:table-cell office:value-type="float" office:value="148007" calcext:value-type="float">
            <text:p>148007</text:p>
          </table:table-cell>
          <table:table-cell office:value-type="float" office:value="136147" calcext:value-type="float">
            <text:p>136147</text:p>
          </table:table-cell>
          <table:table-cell office:value-type="float" office:value="11860" calcext:value-type="float">
            <text:p>11860</text:p>
          </table:table-cell>
          <table:table-cell/>
          <table:table-cell table:formula="of:=[.M28]/([.E28]+[.I28]+[.M28])" office:value-type="percentage" office:value="0.111608823307988" calcext:value-type="percentage">
            <text:p>11.16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23947" calcext:value-type="float">
            <text:p>1523947</text:p>
          </table:table-cell>
          <table:table-cell office:value-type="float" office:value="1425038" calcext:value-type="float">
            <text:p>1425038</text:p>
          </table:table-cell>
          <table:table-cell office:value-type="float" office:value="98909" calcext:value-type="float">
            <text:p>98909</text:p>
          </table:table-cell>
          <table:table-cell/>
          <table:table-cell office:value-type="float" office:value="93310" calcext:value-type="float">
            <text:p>93310</text:p>
          </table:table-cell>
          <table:table-cell office:value-type="float" office:value="89302" calcext:value-type="float">
            <text:p>89302</text:p>
          </table:table-cell>
          <table:table-cell office:value-type="float" office:value="4008" calcext:value-type="float">
            <text:p>4008</text:p>
          </table:table-cell>
          <table:table-cell/>
          <table:table-cell office:value-type="float" office:value="43530" calcext:value-type="float">
            <text:p>43530</text:p>
          </table:table-cell>
          <table:table-cell office:value-type="float" office:value="40099" calcext:value-type="float">
            <text:p>40099</text:p>
          </table:table-cell>
          <table:table-cell office:value-type="float" office:value="3431" calcext:value-type="float">
            <text:p>3431</text:p>
          </table:table-cell>
          <table:table-cell/>
          <table:table-cell table:formula="of:=[.M29]/([.E29]+[.I29]+[.M29])" office:value-type="percentage" office:value="0.0322620077481476" calcext:value-type="percentage">
            <text:p>3.23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40172" calcext:value-type="float">
            <text:p>440172</text:p>
          </table:table-cell>
          <table:table-cell office:value-type="float" office:value="343633" calcext:value-type="float">
            <text:p>343633</text:p>
          </table:table-cell>
          <table:table-cell office:value-type="float" office:value="96539" calcext:value-type="float">
            <text:p>96539</text:p>
          </table:table-cell>
          <table:table-cell/>
          <table:table-cell office:value-type="float" office:value="23075" calcext:value-type="float">
            <text:p>23075</text:p>
          </table:table-cell>
          <table:table-cell office:value-type="float" office:value="17467" calcext:value-type="float">
            <text:p>17467</text:p>
          </table:table-cell>
          <table:table-cell office:value-type="float" office:value="5608" calcext:value-type="float">
            <text:p>5608</text:p>
          </table:table-cell>
          <table:table-cell/>
          <table:table-cell office:value-type="float" office:value="17491" calcext:value-type="float">
            <text:p>17491</text:p>
          </table:table-cell>
          <table:table-cell office:value-type="float" office:value="13419" calcext:value-type="float">
            <text:p>13419</text:p>
          </table:table-cell>
          <table:table-cell office:value-type="float" office:value="4072" calcext:value-type="float">
            <text:p>4072</text:p>
          </table:table-cell>
          <table:table-cell/>
          <table:table-cell table:formula="of:=[.M30]/([.E30]+[.I30]+[.M30])" office:value-type="percentage" office:value="0.0383358909422985" calcext:value-type="percentage">
            <text:p>3.8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30550" calcext:value-type="float">
            <text:p>1530550</text:p>
          </table:table-cell>
          <table:table-cell office:value-type="float" office:value="1431337" calcext:value-type="float">
            <text:p>1431337</text:p>
          </table:table-cell>
          <table:table-cell office:value-type="float" office:value="99213" calcext:value-type="float">
            <text:p>99213</text:p>
          </table:table-cell>
          <table:table-cell/>
          <table:table-cell office:value-type="float" office:value="87341" calcext:value-type="float">
            <text:p>87341</text:p>
          </table:table-cell>
          <table:table-cell office:value-type="float" office:value="83586" calcext:value-type="float">
            <text:p>83586</text:p>
          </table:table-cell>
          <table:table-cell office:value-type="float" office:value="3755" calcext:value-type="float">
            <text:p>3755</text:p>
          </table:table-cell>
          <table:table-cell/>
          <table:table-cell office:value-type="float" office:value="42318" calcext:value-type="float">
            <text:p>42318</text:p>
          </table:table-cell>
          <table:table-cell office:value-type="float" office:value="39028" calcext:value-type="float">
            <text:p>39028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M31]/([.E31]+[.I31]+[.M31])" office:value-type="percentage" office:value="0.0309623745976774" calcext:value-type="percentage">
            <text:p>3.1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527502" calcext:value-type="float">
            <text:p>1527502</text:p>
          </table:table-cell>
          <table:table-cell office:value-type="float" office:value="1428745" calcext:value-type="float">
            <text:p>1428745</text:p>
          </table:table-cell>
          <table:table-cell office:value-type="float" office:value="98757" calcext:value-type="float">
            <text:p>98757</text:p>
          </table:table-cell>
          <table:table-cell/>
          <table:table-cell office:value-type="float" office:value="96956" calcext:value-type="float">
            <text:p>96956</text:p>
          </table:table-cell>
          <table:table-cell office:value-type="float" office:value="92936" calcext:value-type="float">
            <text:p>92936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float" office:value="43299" calcext:value-type="float">
            <text:p>43299</text:p>
          </table:table-cell>
          <table:table-cell office:value-type="float" office:value="39859" calcext:value-type="float">
            <text:p>39859</text:p>
          </table:table-cell>
          <table:table-cell office:value-type="float" office:value="3440" calcext:value-type="float">
            <text:p>3440</text:p>
          </table:table-cell>
          <table:table-cell/>
          <table:table-cell table:formula="of:=[.M32]/([.E32]+[.I32]+[.M32])" office:value-type="percentage" office:value="0.0323865294632686" calcext:value-type="percentage">
            <text:p>3.2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339133" calcext:value-type="float">
            <text:p>1339133</text:p>
          </table:table-cell>
          <table:table-cell office:value-type="float" office:value="1251151" calcext:value-type="float">
            <text:p>1251151</text:p>
          </table:table-cell>
          <table:table-cell office:value-type="float" office:value="87982" calcext:value-type="float">
            <text:p>87982</text:p>
          </table:table-cell>
          <table:table-cell/>
          <table:table-cell office:value-type="float" office:value="145241" calcext:value-type="float">
            <text:p>145241</text:p>
          </table:table-cell>
          <table:table-cell office:value-type="float" office:value="138819" calcext:value-type="float">
            <text:p>138819</text:p>
          </table:table-cell>
          <table:table-cell office:value-type="float" office:value="6422" calcext:value-type="float">
            <text:p>6422</text:p>
          </table:table-cell>
          <table:table-cell/>
          <table:table-cell office:value-type="float" office:value="135209" calcext:value-type="float">
            <text:p>135209</text:p>
          </table:table-cell>
          <table:table-cell office:value-type="float" office:value="123322" calcext:value-type="float">
            <text:p>123322</text:p>
          </table:table-cell>
          <table:table-cell office:value-type="float" office:value="11887" calcext:value-type="float">
            <text:p>11887</text:p>
          </table:table-cell>
          <table:table-cell/>
          <table:table-cell table:formula="of:=[.M33]/([.E33]+[.I33]+[.M33])" office:value-type="percentage" office:value="0.111834492101871" calcext:value-type="percentage">
            <text:p>11.18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647887418032791" calcext:value-type="percentage">
            <text:p>6.4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7:12:43.292778652</dc:date>
    <meta:editing-duration>PT1M32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